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2.885cm" fo:min-width="5.834cm" fo:padding-top="0.151cm" fo:padding-bottom="0.151cm" fo:padding-left="0.276cm" fo:padding-right="0.276cm" draw:shadow-opacity="0%"/>
    </style:style>
    <style:style style:name="gr3" style:family="graphic" style:parent-style-name="Web_20_API_20_shrink">
      <style:graphic-properties draw:textarea-horizontal-align="justify" draw:textarea-vertical-align="middle" draw:auto-grow-height="false" fo:min-height="0.122cm" fo:min-width="1.588cm"/>
    </style:style>
    <style:style style:name="gr4" style:family="graphic" style:parent-style-name="standard">
      <style:graphic-properties draw:stroke="none" svg:stroke-color="#000000" draw:fill="none" draw:fill-color="#ffffff" fo:min-height="0.921cm"/>
      <style:paragraph-properties style:writing-mode="lr-tb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7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2.972cm" fo:min-width="5.834cm" fo:padding-top="0.151cm" fo:padding-bottom="0.151cm" fo:padding-left="0.276cm" fo:padding-right="0.276cm" draw:shadow-opacity="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1cm"/>
      <style:paragraph-properties style:writing-mode="lr-tb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0.385cm" fo:min-width="3.0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cm" fo:min-width="0.3cm"/>
      <style:paragraph-properties style:writing-mode="lr-tb"/>
    </style:style>
    <style:style style:name="gr11" style:family="graphic" style:parent-style-name="Web_20_API">
      <style:graphic-properties draw:textarea-horizontal-align="justify" draw:textarea-vertical-align="top" draw:auto-grow-height="false" fo:min-height="2.25cm" fo:min-width="6.475cm"/>
      <style:paragraph-properties style:writing-mode="lr-tb"/>
    </style:style>
    <style:style style:name="gr12" style:family="graphic" style:parent-style-name="Misc">
      <style:graphic-properties draw:textarea-horizontal-align="justify" draw:textarea-vertical-align="middle" draw:auto-grow-height="false" fo:min-height="1.02cm" fo:min-width="6.485cm"/>
      <style:paragraph-properties style:writing-mode="lr-tb"/>
    </style:style>
    <style:style style:name="gr13" style:family="graphic" style:parent-style-name="Web_20_API">
      <style:graphic-properties draw:textarea-horizontal-align="justify" draw:textarea-vertical-align="middle" draw:auto-grow-height="false" fo:min-height="1.02cm" fo:min-width="6.485cm"/>
      <style:paragraph-properties style:writing-mode="lr-tb"/>
    </style:style>
    <style:style style:name="gr1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Web_20_API">
      <style:graphic-properties draw:textarea-horizontal-align="justify" draw:textarea-vertical-align="middle" draw:auto-grow-height="false" fo:min-height="1.045cm" fo:min-width="6.485cm"/>
      <style:paragraph-properties style:writing-mode="lr-tb"/>
    </style:style>
    <style:style style:name="gr16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0.498cm" fo:min-width="7.548cm" fo:padding-top="0.151cm" fo:padding-bottom="0.151cm" fo:padding-left="0.276cm" fo:padding-right="0.276cm" draw:shadow-opacity="0%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Web_20_API_20_2">
      <style:graphic-properties draw:textarea-horizontal-align="justify" draw:textarea-vertical-align="middle" draw:auto-grow-height="false" fo:min-height="1.02cm" fo:min-width="6.281cm" draw:shadow="hidden" draw:shadow-offset-x="-0.203cm" draw:shadow-offset-y="0.203cm" draw:shadow-opacity="5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style:paragraph-properties fo:text-align="center"/>
      <style:text-properties style:font-weight-asian="bold" style:font-weight-complex="bold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style:style style:name="T5" style:family="text">
      <style:text-properties style:text-position="-33% 58%"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7.2cm" svg:y1="8.913cm" svg:x2="17.2cm" svg:y2="9.713cm">
          <text:p/>
        </draw:line>
        <draw:custom-shape draw:style-name="gr2" draw:text-style-name="P2" xml:id="id2" draw:id="id2" draw:layer="layout" svg:width="6.386cm" svg:height="3.187cm" svg:x="14.014cm" svg:y="7.3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088cm" svg:height="0.372cm" svg:x="16.164cm" svg:y="9.09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821cm" svg:height="1.171cm" svg:x="13.679cm" svg:y="6.296cm">
          <draw:text-box>
            <text:p><text:span text:style-name="T1">SecurityFilterChain</text:span><text:span text:style-name="T2">0</text:span></text:p>
          </draw:text-box>
        </draw:frame>
        <draw:custom-shape draw:style-name="gr3" draw:text-style-name="P3" draw:layer="layout" svg:width="2.088cm" svg:height="0.372cm" svg:x="16.164cm" svg:y="8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88cm" svg:height="0.372cm" svg:x="16.164cm" svg:y="9.641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8cm" svg:y1="12.113cm" svg:x2="10.5cm" svg:y2="12.113cm">
          <text:p/>
        </draw:line>
        <draw:frame draw:style-name="gr6" draw:text-style-name="P5" draw:layer="layout" svg:width="2.191cm" svg:height="0.962cm" svg:x="16.1cm" svg:y="7.313cm">
          <draw:text-box>
            <text:p><text:span text:style-name="T3">/api/</text:span>**</text:p>
          </draw:text-box>
        </draw:frame>
        <draw:line draw:style-name="gr1" draw:text-style-name="P1" draw:layer="layout" svg:x1="17.201cm" svg:y1="16.226cm" svg:x2="17.2cm" svg:y2="17.513cm">
          <text:p/>
        </draw:line>
        <draw:custom-shape draw:style-name="gr7" draw:text-style-name="P2" xml:id="id3" draw:id="id3" draw:layer="layout" svg:width="6.386cm" svg:height="3.274cm" svg:x="14.015cm" svg:y="14.9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088cm" svg:height="0.372cm" svg:x="16.165cm" svg:y="16.4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6.821cm" svg:height="1.171cm" svg:x="13.68cm" svg:y="13.909cm">
          <draw:text-box>
            <text:p><text:span text:style-name="T1">SecurityFilterChain</text:span><text:span text:style-name="T2">n</text:span></text:p>
          </draw:text-box>
        </draw:frame>
        <draw:custom-shape draw:style-name="gr3" draw:text-style-name="P3" draw:layer="layout" svg:width="2.088cm" svg:height="0.372cm" svg:x="16.165cm" svg:y="15.8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88cm" svg:height="0.372cm" svg:x="16.165cm" svg:y="16.95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171cm" svg:height="0.962cm" svg:x="16.601cm" svg:y="14.926cm">
          <draw:text-box>
            <text:p><text:span text:style-name="T3">/</text:span>**</text:p>
          </draw:text-box>
        </draw:frame>
        <draw:custom-shape draw:style-name="gr9" draw:text-style-name="P2" draw:layer="layout" svg:width="3.6cm" svg:height="0.687cm" svg:x="15.4cm" svg:y="11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6cm" svg:height="0.687cm" svg:x="15.4cm" svg:y="12.0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3.6cm" svg:height="0.687cm" svg:x="15.4cm" svg:y="12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xml:id="id1" draw:id="id1" draw:layer="layout" svg:width="1.6cm" svg:height="1.6cm" svg:x="10.4cm" svg:y="11.313cm">
          <text:p text:style-name="P6">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svg:x1="12cm" svg:y1="12.113cm" svg:x2="14.014cm" svg:y2="8.919cm" draw:start-shape="id1" draw:start-glue-point="7" draw:end-shape="id2" svg:d="M12000 12113h995v-3194h1019" svg:viewBox="0 0 2015 3195">
          <text:p/>
        </draw:connector>
        <draw:connector draw:style-name="gr5" draw:text-style-name="P1" draw:layer="layout" svg:x1="12cm" svg:y1="12.113cm" svg:x2="14.015cm" svg:y2="16.576cm" draw:start-shape="id1" draw:start-glue-point="7" draw:end-shape="id3" draw:end-glue-point="3" svg:d="M12000 12113h995v4463h1020" svg:viewBox="0 0 2016 4464">
          <text:p/>
        </draw:connector>
        <draw:custom-shape draw:style-name="gr3" draw:text-style-name="P3" draw:layer="layout" svg:width="2.088cm" svg:height="0.372cm" svg:x="16.165cm" svg:y="17.55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6.975cm" svg:height="2.5cm" svg:x="1.853cm" svg:y="10.439cm">
          <text:p text:style-name="P6"><text:span text:style-name="T4">DelegatingFilterProxy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xml:id="id4" draw:id="id4" draw:layer="layout" svg:width="6.985cm" svg:height="1.27cm" svg:x="1.853cm" svg:y="4.839cm">
          <text:p text:style-name="P6"><text:span text:style-name="T4">Client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6.985cm" svg:height="1.27cm" svg:x="1.853cm" svg:y="16.439cm">
          <text:p text:style-name="P6"><text:span text:style-name="T4">Servlet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5" draw:id="id5" draw:layer="layout" svg:width="6.985cm" svg:height="1.27cm" svg:x="1.853cm" svg:y="8.04cm">
          <text:p text:style-name="P6"><text:span text:style-name="T4">Filter</text:span><text:span text:style-name="T5">0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5.345cm" svg:y1="6.109cm" svg:x2="5.345cm" svg:y2="8.04cm" draw:start-shape="id4" draw:start-glue-point="2" draw:end-shape="id5" draw:end-glue-point="0" svg:d="M5345 6109v1931" svg:viewBox="0 0 1 1932">
          <text:p/>
        </draw:connector>
        <draw:custom-shape draw:style-name="gr15" draw:text-style-name="P3" draw:layer="layout" svg:width="6.985cm" svg:height="1.295cm" svg:x="1.853cm" svg:y="14.041cm">
          <text:p text:style-name="P6"><text:span text:style-name="T4">Filter</text:span><text:span text:style-name="T5">2</text:span></text:p>
          <draw:enhanced-geometry svg:viewBox="0 0 21600 21600" draw:type="rectangle" draw:enhanced-path="M 0 0 L 21600 0 21600 21600 0 21600 0 0 Z N"/>
        </draw:custom-shape>
        <draw:connector draw:style-name="gr14" draw:text-style-name="P1" draw:layer="layout" draw:type="line" svg:x1="5.328cm" svg:y1="9.34cm" svg:x2="5.328cm" svg:y2="10.483cm" svg:d="M5328 9340v1143" svg:viewBox="0 0 1 1144">
          <text:p/>
        </draw:connector>
        <draw:connector draw:style-name="gr14" draw:text-style-name="P1" draw:layer="layout" draw:type="line" svg:x1="5.328cm" svg:y1="12.941cm" svg:x2="5.328cm" svg:y2="14.084cm" svg:d="M5328 12941v1143" svg:viewBox="0 0 1 1144">
          <text:p/>
        </draw:connector>
        <draw:connector draw:style-name="gr14" draw:text-style-name="P1" draw:layer="layout" draw:type="line" svg:x1="5.328cm" svg:y1="15.342cm" svg:x2="5.328cm" svg:y2="16.485cm" svg:d="M5328 15342v1143" svg:viewBox="0 0 1 1144">
          <text:p/>
        </draw:connector>
        <draw:custom-shape draw:style-name="gr16" draw:text-style-name="P2" draw:layer="layout" svg:width="8.1cm" svg:height="10.8cm" svg:x="1.228cm" svg:y="7.439cm">
          <text:p/>
          <draw:enhanced-geometry svg:viewBox="0 0 21600 21600" draw:type="rectangle" draw:enhanced-path="M 0 0 L 21600 0 21600 21600 0 21600 0 0 Z N"/>
        </draw:custom-shape>
        <draw:frame draw:style-name="gr17" draw:text-style-name="P4" draw:layer="layout" svg:width="3.835cm" svg:height="1.673cm" svg:x="0.893cm" svg:y="6.609cm">
          <draw:text-box>
            <text:p><text:span text:style-name="T1">FilterChain</text:span></text:p>
          </draw:text-box>
        </draw:frame>
        <draw:custom-shape draw:style-name="gr18" draw:text-style-name="P3" draw:layer="layout" svg:width="6.781cm" svg:height="1.27cm" svg:x="1.947cm" svg:y="11.539cm">
          <text:p text:style-name="P6"><text:span text:style-name="T4">FilterChainProxy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shrink" style:display-name="Web API shrink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2-26T21:52:50.379434085</meta:creation-date>
    <meta:editing-duration>PT4M13S</meta:editing-duration>
    <meta:editing-cycles>3</meta:editing-cycles>
    <meta:generator>LibreOffice/7.4.5.1$MacOSX_AARCH64 LibreOffice_project/9c0871452b3918c1019dde9bfac75448afc4b57f</meta:generator>
    <dc:date>2023-02-01T11:12:16.456719078</dc:date>
    <meta:document-statistic meta:object-count="34"/>
    <meta:template xlink:type="simple" xlink:actuate="onRequest" xlink:title="palette" xlink:href="../../../../../../../../../../../../Templates/Spring/palette.otg" meta:date="2020-02-26T21:52:49.998256040"/>
  </office:meta>
</office:document-meta>
</file>